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pitch="variable"/>
    <style:font-face style:name="FreeMono" svg:font-family="FreeMono" style:font-family-generic="moder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</office:font-face-decls>
  <office:automatic-styles>
    <style:style style:name="Tabel2" style:family="table">
      <style:table-properties style:width="16.999cm" table:align="margins"/>
    </style:style>
    <style:style style:name="Tabel2.A" style:family="table-column">
      <style:table-column-properties style:column-width="16.999cm" style:rel-column-width="65535*"/>
    </style:style>
    <style:style style:name="Tabel2.A1" style:family="table-cell">
      <style:table-cell-properties fo:padding="0.097cm" fo:border="0.002cm solid #000000"/>
    </style:style>
    <style:style style:name="Tabel1" style:family="table">
      <style:table-properties style:width="16.999cm" table:align="margins"/>
    </style:style>
    <style:style style:name="Tabel1.A" style:family="table-column">
      <style:table-column-properties style:column-width="3.983cm" style:rel-column-width="15356*"/>
    </style:style>
    <style:style style:name="Tabel1.B" style:family="table-column">
      <style:table-column-properties style:column-width="13.016cm" style:rel-column-width="50179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B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="FreeMono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>
      <style:text-properties style:font-name="DejaVu Serif" fo:font-style="normal" style:font-style-asian="normal" style:font-style-complex="normal"/>
    </style:style>
    <style:style style:name="P6" style:family="paragraph" style:parent-style-name="Table_20_Contents">
      <style:text-properties style:font-name="FreeMono"/>
    </style:style>
    <style:style style:name="P7" style:family="paragraph" style:parent-style-name="Table_20_Heading">
      <style:paragraph-properties fo:text-align="start" style:justify-single-word="false"/>
      <style:text-properties style:font-name="FreeMono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DejaVu Serif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FreeMono"/>
    </style:style>
    <style:style style:name="T5" style:family="text">
      <style:text-properties style:font-name="DejaVu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use the sync debugger (for testers) <text:tab/> <text:s text:c="2"/><text:span text:style-name="T1">Author: Tobi Vollebregt</text:span></text:p>
      <text:p text:style-name="Standard"/>
      <text:p text:style-name="P2">Compiling</text:p>
      <text:p text:style-name="Standard"/>
      <text:p text:style-name="Standard">The sync debugger is enabled at compilation time, so you must recompile spring to use it. It is also required to enable normal debugging and it is recommended to enable a little optimization.</text:p>
      <text:p text:style-name="Standard"/>
      <table:table table:name="Tabel2" table:style-name="Tabel2">
        <table:table-column table:style-name="Tabel2.A"/>
        <table:table-header-rows>
          <table:table-row>
            <table:table-cell table:style-name="Tabel2.A1" office:value-type="string">
              <text:p text:style-name="P3">scons configure syncdebug=yes debug=yes optimize=1 &amp;&amp; scons</text:p>
            </table:table-cell>
          </table:table-row>
        </table:table-header-rows>
      </table:table>
      <text:p text:style-name="P3"/>
      <text:p text:style-name="P2">Running</text:p>
      <text:p text:style-name="Standard"/>
      <text:p text:style-name="Standard">Start &amp; play the game as you'd always do. On the first sync error the sync debugger will trigger. The sync debugger server will communicate with the clients and append a lot of debugging information to the file <text:span text:style-name="T2">syncdebug-server.txt</text:span>. Progress is shown on screen (in the infolog). After a <text:span text:style-name="T2">“[SD] Client: Done!”</text:span><text:span text:style-name="T3"> message the sync debugger is finished. At this moment there are two things you can do: The first is to stop debugging, quit spring and jump to the </text:span><text:span text:style-name="T2">“Post processing”</text:span><text:span text:style-name="T3"> chapter. The second thing you can do is to continue reading and learn about the commands to manipulate the sync debugger.</text:span></text:p>
      <text:p text:style-name="P4"/>
      <text:p text:style-name="P4">As you may know already, spring accepts certain commands through the chat interface (press enter). For example, to enable cheating, the host gives the command <text:span text:style-name="T4">.cheat</text:span><text:span text:style-name="T5"> and suddenly cheating is enabled! <text:s/>The sync debugger extends the set of available commands with the following three commands. Note that cheating must be enabled to use the commands.</text:span></text:p>
      <text:p text:style-name="P5"/>
      <table:table table:name="Tabel1" table:style-name="Tabel1">
        <table:table-column table:style-name="Tabel1.A"/>
        <table:table-column table:style-name="Tabel1.B"/>
        <table:table-header-rows>
          <table:table-row>
            <table:table-cell table:style-name="Tabel1.A1" office:value-type="string">
              <text:p text:style-name="Table_20_Heading">Command</text:p>
            </table:table-cell>
            <table:table-cell table:style-name="Tabel1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el1.A2" office:value-type="string">
            <text:p text:style-name="P6">.desync</text:p>
          </table:table-cell>
          <table:table-cell table:style-name="Tabel1.B2" office:value-type="string">
            <text:p text:style-name="Table_20_Contents">This command modifies some game data which causes the game to desync. Use this to test the sync debugger.</text:p>
          </table:table-cell>
        </table:table-row>
        <table:table-row>
          <table:table-cell table:style-name="Tabel1.A2" office:value-type="string">
            <text:p text:style-name="P6">.fakedesync</text:p>
          </table:table-cell>
          <table:table-cell table:style-name="Tabel1.B2" office:value-type="string">
            <text:p text:style-name="Table_20_Contents">This just triggers the sync debugger, without desyncing the game. The sync debugger will print an error <text:span text:style-name="T2">“Huh, all checksums are equal?!?”</text:span> to the logfile after issuing this command. Use this to test the sync debugger. Server only.</text:p>
          </table:table-cell>
        </table:table-row>
        <table:table-row>
          <table:table-cell table:style-name="Tabel1.A2" office:value-type="string">
            <text:p text:style-name="P7">.reset</text:p>
          </table:table-cell>
          <table:table-cell table:style-name="Tabel1.B2" office:value-type="string">
            <text:p text:style-name="Table_20_Contents">Reset the sync debugger to it initial state. Use this if you want to continue playing after the sync debugger finished outputting the debugging info.</text:p>
          </table:table-cell>
        </table:table-row>
      </table:table>
      <text:p text:style-name="P5"/>
      <text:p text:style-name="P8">Post processing</text:p>
      <text:p text:style-name="P5"/>
      <text:p text:style-name="P5">All previously required postprocessing has now been built into the sync debugger, so this step is quickly done: just check that <text:span text:style-name="T2">syncdebug-server.log</text:span> looks sane and if it does, send it to the team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pitch="variable"/>
    <style:font-face style:name="FreeMono" svg:font-family="FreeMono" style:font-family-generic="moder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8-01T00:43:10</meta:creation-date>
    <dc:date>2006-08-19T20:35:28</dc:date>
    <dc:language>en-US</dc:language>
    <meta:editing-cycles>28</meta:editing-cycles>
    <meta:editing-duration>PT1H58M59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7" meta:word-count="336" meta:character-count="2013"/>
  </office:meta>
</office:document-meta>
</file>